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32675" calcext:value-type="float">
            <text:p>13532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48271" calcext:value-type="float">
            <text:p>11448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92169" calcext:value-type="float">
            <text:p>12792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89267" calcext:value-type="float">
            <text:p>12689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83633" calcext:value-type="float">
            <text:p>12883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22028" calcext:value-type="float">
            <text:p>11722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49813" calcext:value-type="float">
            <text:p>12049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77813" calcext:value-type="float">
            <text:p>128778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05029" calcext:value-type="float">
            <text:p>13105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17445" calcext:value-type="float">
            <text:p>140174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63725" calcext:value-type="float">
            <text:p>144637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253304" calcext:value-type="float">
            <text:p>182533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77258" calcext:value-type="float">
            <text:p>15077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25945" calcext:value-type="float">
            <text:p>17225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2:00:06.250266342</meta:creation-date>
    <dc:date>2015-03-02T22:02:57.211908111</dc:date>
    <meta:editing-duration>P0D</meta:editing-duration>
    <meta:editing-cycles>1</meta:editing-cycles>
    <meta:document-statistic meta:table-count="1" meta:cell-count="28" meta:object-count="0"/>
    <meta:generator>LibreOffice/4.2.7.2$Linux_X86_64 LibreOffice_project/420m0$Build-2</meta:generator>
  </office:meta>
</office:document-meta>
</file>